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7" style:family="paragraph" style:parent-style-name="Table_20_Contents">
      <style:text-properties officeooo:rsid="00212105" officeooo:paragraph-rsid="00212105"/>
    </style:style>
    <style:style style:name="P8" style:family="paragraph" style:parent-style-name="Azione_20_attore">
      <style:text-properties officeooo:rsid="00212105" officeooo:paragraph-rsid="00212105"/>
    </style:style>
    <style:style style:name="P9" style:family="paragraph" style:parent-style-name="Azione_20_sistema">
      <style:text-properties officeooo:rsid="001e662b" officeooo:paragraph-rsid="001e662b"/>
    </style:style>
    <style:style style:name="P10" style:family="paragraph" style:parent-style-name="Azione_20_sistema">
      <style:text-properties officeooo:rsid="00212105" officeooo:paragraph-rsid="00212105"/>
    </style:style>
    <style:style style:name="P11" style:family="paragraph" style:parent-style-name="Azione_20_sistema">
      <style:paragraph-properties fo:margin-left="0cm" fo:margin-right="0cm" fo:text-indent="0cm" style:auto-text-indent="false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Richiesta tirocinant<text:span text:style-name="T2">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<text:span text:style-name="T1">Impiegato</text:span> specializza dirigente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Impiegat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549830" text:style-name="Numerazione_20_UC">
              <text:list-item text:start-value="1">
                <text:p text:style-name="P8">L'impiegato entra nell'area per fare la richiesta di tirocinanti.</text:p>
              </text:list-item>
              <text:list-item>
                <text:p text:style-name="P9">Il sistema riceve la richiesta e risponde in<text:span text:style-name="T1">viando all'impiegato un report.</text:span></text:p>
              </text:list-item>
              <text:list-item>
                <text:p text:style-name="P8">L'impiegato riceve il report e lo completa inserendo la data e il motivo per il quale è stata fatta la richiesta. </text:p>
              </text:list-item>
              <text:list-item>
                <text:p text:style-name="P8">L'impiegato invia la richiesta al sistema.</text:p>
              </text:list-item>
              <text:list-item>
                <text:p text:style-name="P10">Il sistema riceve la richiesta, la invia a scienze della formazione.</text:p>
              </text:list-item>
              <text:list-item>
                <text:p text:style-name="P10">Il sistema risponde all'impiegato con un messaggio di avvenuta richiesta.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'impiegato riceve il messaggio di avvenuta richiesta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543402" text:style-name="L1">
              <text:list-item>
                <text:p text:style-name="P6"><text:span text:style-name="T1">L'impiegat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L'impiegato </text:span>riceve la lista dei tirocinanti o il messaggio d'errore entro 20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3T15:40:37.88</dc:date>
    <meta:document-statistic meta:table-count="1" meta:image-count="0" meta:object-count="0" meta:page-count="1" meta:paragraph-count="21" meta:word-count="142" meta:character-count="950" meta:non-whitespace-character-count="835"/>
  </office:meta>
</office:document-meta>
</file>